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0b7" officeooo:paragraph-rsid="000210b7"/>
    </style:style>
    <style:style style:name="P2" style:family="paragraph" style:parent-style-name="Standard">
      <style:text-properties officeooo:rsid="00026556" officeooo:paragraph-rsid="00026556"/>
    </style:style>
    <style:style style:name="P3" style:family="paragraph" style:parent-style-name="Standard">
      <style:text-properties officeooo:rsid="00032bd9" officeooo:paragraph-rsid="00032bd9"/>
    </style:style>
    <style:style style:name="P4" style:family="paragraph" style:parent-style-name="Standard">
      <style:text-properties style:text-underline-style="solid" style:text-underline-width="auto" style:text-underline-color="font-color" officeooo:rsid="00032bd9" officeooo:paragraph-rsid="00032bd9"/>
    </style:style>
    <style:style style:name="T1" style:family="text">
      <style:text-properties officeooo:rsid="00032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wnload knownGene file from <text:a xlink:type="simple" xlink:href="https://hgdownload.soe.ucsc.edu/goldenPath/mm10/database/" text:style-name="Internet_20_link" text:visited-style-name="Visited_20_Internet_20_Link">https://hgdownload.soe.ucsc.edu/goldenPath/mm10/database/</text:a></text:p>
      <text:p text:style-name="P1"/>
      <text:p text:style-name="P2">txStart-txEnd includes 5’UTR-3’UTR <text:s text:c="2"/>→ <text:s text:c="2"/><text:span text:style-name="T1">5’UTR and 3’UTR categories</text:span></text:p>
      <text:p text:style-name="P2">cdsStart-cdsEnd without 5’UTR-3’UTR <text:s text:c="2"/>→ <text:s text:c="2"/><text:span text:style-name="T1">Body category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tegories:</text:p>
      <text:p text:style-name="P3"><text:tab/>- TSS1500: [txStart - 1500, txStart] (strand +) or [txEnd, txEnd + 1500] (stand -)</text:p>
      <text:p text:style-name="P3"><text:tab/>- TSS200: [txStart - 200, txStart] (strand +) or [txEnd, txEnd + 200] (stand -)</text:p>
      <text:p text:style-name="P3"><text:tab/>- 5’UTR: [txStart, cdsStart] or [cdsEnd, txEnd]</text:p>
      <text:p text:style-name="P3"><text:tab/>- 1stExon: </text:p>
      <text:p text:style-name="P3"><text:tab/>- 3’UTR: [cdsEnd, txEnd] or [txStart, cdsStart]</text:p>
      <text:p text:style-name="P3"><text:tab/>- OpenSea: oth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2:06:12.693968043</meta:creation-date>
    <dc:date>2022-07-01T13:52:51.486723561</dc:date>
    <meta:editing-duration>PT15M48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2" meta:paragraph-count="10" meta:word-count="69" meta:character-count="507" meta:non-whitespace-character-count="433"/>
  </office:meta>
</office:document-meta>
</file>